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Journal4</text:p>
          </table:table-cell>
          <table:table-cell office:value-type="string" calcext:value-type="string">
            <text:p>Journal5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Journal6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/15" office:value-type="float" office:value="0.733333333333333" calcext:value-type="float">
            <text:p>0.733333333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1-01">00/00/0000</text:date>, <text:time style:data-style-name="N2" text:time-value="17:02:13.34750729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1-01T17:45:05.269739444</dc:date>
    <meta:editing-duration>PT4H13M5S</meta:editing-duration>
    <meta:editing-cycles>23</meta:editing-cycles>
    <meta:document-statistic meta:table-count="1" meta:cell-count="374" meta:object-count="0"/>
  </office:meta>
</office:document-meta>
</file>